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D0000011EEC6461282AA8F803.png" manifest:media-type="image/png"/>
  <manifest:file-entry manifest:full-path="Pictures/10000000000004E300000154458149A816FCEBEE.png" manifest:media-type="image/png"/>
  <manifest:file-entry manifest:full-path="Pictures/10000000000004DF0000014629D95E81F5C8A6DC.png" manifest:media-type="image/png"/>
  <manifest:file-entry manifest:full-path="Pictures/10000000000004EF0000018D69E88F3CE6E4B6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5.971cm" svg:x="1.001cm" svg:y="1.7cm">
          <draw:image xlink:href="Pictures/10000000000004EF0000018D69E88F3CE6E4B606.png" xlink:type="simple" xlink:show="embed" xlink:actuate="onLoad">
            <text:p/>
          </draw:image>
        </draw:frame>
        <draw:frame draw:style-name="gr1" draw:text-style-name="P1" draw:layer="layout" svg:width="18.999cm" svg:height="4.965cm" svg:x="1.001cm" svg:y="6.735cm">
          <draw:image xlink:href="Pictures/10000000000004DF0000014629D95E81F5C8A6DC.png" xlink:type="simple" xlink:show="embed" xlink:actuate="onLoad">
            <text:p/>
          </draw:image>
        </draw:frame>
        <draw:frame draw:style-name="gr1" draw:text-style-name="P1" draw:layer="layout" svg:width="18.999cm" svg:height="5.163cm" svg:x="1.034cm" svg:y="12.264cm">
          <draw:image xlink:href="Pictures/10000000000004E300000154458149A816FCEBEE.png" xlink:type="simple" xlink:show="embed" xlink:actuate="onLoad">
            <text:p/>
          </draw:image>
        </draw:frame>
        <draw:frame draw:style-name="gr1" draw:text-style-name="P1" draw:layer="layout" svg:width="18.999cm" svg:height="4.308cm" svg:x="1.001cm" svg:y="20.292cm">
          <draw:image xlink:href="Pictures/10000000000004ED0000011EEC6461282AA8F80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02:39:54.803618266</meta:creation-date>
    <dc:date>2018-10-24T02:42:00.895539072</dc:date>
    <meta:editing-duration>PT2M6S</meta:editing-duration>
    <meta:editing-cycles>1</meta:editing-cycles>
    <meta:document-statistic meta:object-count="4"/>
    <meta:generator>LibreOffice/5.1.6.2$Linux_X86_64 LibreOffice_project/10m0$Build-2</meta:generator>
  </office:meta>
</office:document-meta>
</file>